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0DF0000319DE35920DF.svm"/>
  <manifest:file-entry manifest:media-type="" manifest:full-path="Pictures/20000007000072D300004F616880B8D9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Standard" style:list-style-name="L4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18">
      <style:paragraph-properties fo:text-align="start" style:justify-single-word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1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14" style:family="paragraph" style:parent-style-name="Preformatted_20_Text">
      <style:paragraph-properties fo:text-align="start" style:justify-single-word="false"/>
      <style:text-properties fo:font-variant="normal" fo:text-transform="none" fo:color="#000000" fo:letter-spacing="normal" fo:font-style="normal" style:text-underline-style="none" fo:font-weight="normal" style:font-weight-asian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" style:family="text"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4" style:family="text">
      <style:text-properties fo:color="#000000" style:font-name-asian="Consolas" style:font-name-complex="Consolas"/>
    </style:style>
    <style:style style:name="T5" style:family="text">
      <style:text-properties fo:color="#7f0055" fo:font-weight="bold" style:font-weight-asian="bold" style:font-weight-complex="bold"/>
    </style:style>
    <style:style style:name="T6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7" style:family="text">
      <style:text-properties fo:color="#7f0055" style:font-name="Consolas" fo:font-size="10pt" style:text-underline-style="none" fo:font-weight="bold" style:font-name-asian="Consolas" style:font-size-asian="10pt" style:font-weight-asian="bold" style:font-name-complex="Consolas" style:font-size-complex="10pt" style:font-weight-complex="bold"/>
    </style:style>
    <style:style style:name="T8" style:family="text">
      <style:text-properties fo:color="#0000c0"/>
    </style:style>
    <style:style style:name="T9" style:family="text">
      <style:text-properties fo:color="#0000c0" style:font-name="Consolas" fo:font-size="10pt" style:font-name-asian="Consolas" style:font-size-asian="10pt" style:font-name-complex="Consolas" style:font-size-complex="10pt"/>
    </style:style>
    <style:style style:name="T10" style:family="text">
      <style:text-properties fo:color="#0000c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cumber + Rest Assured Framework for API Automation</text:p>
      <text:p text:style-name="P1"/>
      <text:p text:style-name="P1"/>
      <text:p text:style-name="P2">Tools and Plugins Used:</text:p>
      <text:p text:style-name="P4">1.Eclipse</text:p>
      <text:p text:style-name="P4">2.Apache Maven</text:p>
      <text:p text:style-name="P4">3.Java 1.8+ and Junit</text:p>
      <text:p text:style-name="P4">4.Rest Assured</text:p>
      <text:p text:style-name="P4">5.Cucumber</text:p>
      <text:p text:style-name="P4"/>
      <text:p text:style-name="P2">Folder Structure of Framework:</text:p>
      <text:p text:style-name="P4"/>
      <text:p text:style-name="P4"><draw:frame draw:style-name="fr1" draw:name="graphics1" text:anchor-type="paragraph" svg:width="8.416cm" svg:height="12.702cm" draw:z-index="0"><draw:image xlink:href="Pictures/20000007000020DF0000319DE35920DF.svm" xlink:type="simple" xlink:show="embed" xlink:actuate="onLoad"/></draw:frame></text:p>
      <text:p text:style-name="P3">Feature File : </text:p>
      <text:list xml:id="list3436065243664540219" text:style-name="L4">
        <text:list-item>
          <text:p text:style-name="P6">Cucumber feature contains all scenarios written Gherkin language.</text:p>
        </text:list-item>
      </text:list>
      <text:p text:style-name="P3">ApiEngine:</text:p>
      <text:list xml:id="list236411827406220065" text:style-name="L3">
        <text:list-item>
          <text:p text:style-name="P5">IAPIResponse : It is interface contains specification of methods of reset api</text:p>
        </text:list-item>
        <text:list-item>
          <text:p text:style-name="P5">APIResponse: It implements the IAPIResponse</text:p>
        </text:list-item>
        <text:list-item>
          <text:p text:style-name="P5">Endpoints : It takes care of build request and hit GET request and some reusable functions</text:p>
        </text:list-item>
        <text:list-item>
          <text:p text:style-name="P5">Route: It contains path of Rest api for past,latest and Future date to generate the response for each scenario</text:p>
        </text:list-item>
      </text:list>
      <text:p text:style-name="P3">dataProvider:</text:p>
      <text:list xml:id="list40630183" text:continue-numbering="true" text:style-name="L3">
        <text:list-item>
          <text:p text:style-name="P5">It ConfigReader class to read and provide the values mentioned in properties file using keys.</text:p>
        </text:list-item>
      </text:list>
      <text:p text:style-name="P3">Configs:</text:p>
      <text:list xml:id="list40611019" text:continue-numbering="true" text:style-name="L3">
        <text:list-item>
          <text:p text:style-name="P5">It contains configuration properties file contains data in key value pair.</text:p>
        </text:list-item>
      </text:list>
      <text:p text:style-name="P3"><text:soft-page-break/>StepDefination:</text:p>
      <text:list xml:id="list40615411" text:continue-numbering="true" text:style-name="L3">
        <text:list-item>
          <text:p text:style-name="P5">It contains step definations for steps mentioned in feature file and performed some asserts for validation</text:p>
        </text:list-item>
      </text:list>
      <text:p text:style-name="P3">Runner:</text:p>
      <text:list xml:id="list40631536" text:continue-numbering="true" text:style-name="L3">
        <text:list-item>
          <text:p text:style-name="P5">It contains runner class for executing the project and mentioned reporting plugin to generate report under target folder</text:p>
        </text:list-item>
      </text:list>
      <text:p text:style-name="P4"/>
      <text:p text:style-name="P4"/>
      <text:p text:style-name="P2">POJO Classes for RatesApi Webservice:</text:p>
      <text:p text:style-name="P4"/>
      <text:p text:style-name="P4">Response of service:</text:p>
      <text:p text:style-name="P14">{"base":"EUR","rates":{"GBP":0.90673,"HKD":9.091,"IDR":17445.33,"ILS":4.0244,"DKK":7.4414,"INR":86.0375,"CHF":1.079,"MXN":25.6582,"CZK":27.02,"SGD":1.5988,"THB":36.991,"HRK":7.562,"MYR":4.885,"NOK":10.904,"CNY":7.9656,"BGN":1.9558,"PHP":56.864,"SEK":10.425,"PLN":4.4944,"ZAR":19.4002,"CAD":1.5603,"ISK":162.2,"BRL":6.6039,"RON":4.8715,"NZD":1.7674,"TRY":9.0787,"JPY":123.4,"RUB":92.0825,"KRW":1364.68,"USD":1.173,"HUF":358.88,"AUD":1.6372},"date":"2020-10-02"}</text:p>
      <text:p text:style-name="P4"/>
      <text:p text:style-name="P4">It contains three parts:</text:p>
      <text:list xml:id="list40639496" text:continue-numbering="true" text:style-name="L3">
        <text:list-item>
          <text:p text:style-name="P5">base</text:p>
        </text:list-item>
        <text:list-item>
          <text:p text:style-name="P5">date</text:p>
        </text:list-item>
        <text:list-item>
          <text:p text:style-name="P5">rates</text:p>
        </text:list-item>
      </text:list>
      <text:p text:style-name="P4"/>
      <text:p text:style-name="P4">So Two POJO classes created:</text:p>
      <text:list xml:id="list40620102" text:continue-numbering="true" text:style-name="L3">
        <text:list-item>
          <text:p text:style-name="P5">Root :</text:p>
          <text:list>
            <text:list-header>
              <text:p text:style-name="P7"><text:span text:style-name="T7">public</text:span><text:span text:style-name="T3"> String </text:span><text:span text:style-name="T10">base</text:span><text:span text:style-name="T3">;</text:span></text:p>
            </text:list-header>
          </text:list>
        </text:list-item>
      </text:list>
      <text:p text:style-name="P12"><text:span text:style-name="T1"><text:s text:c="12"/></text:span><text:span text:style-name="T5">public</text:span><text:span text:style-name="T1"> Rates </text:span><text:span text:style-name="T8">rates</text:span><text:span text:style-name="T1">;</text:span></text:p>
      <text:p text:style-name="P13"><text:span text:style-name="T2"><text:s text:c="12"/></text:span><text:span text:style-name="T6">public</text:span><text:span text:style-name="T2"> String </text:span><text:span text:style-name="T9">date</text:span><text:span text:style-name="T2">;</text:span></text:p>
      <text:list xml:id="list40619497" text:continue-numbering="true" text:style-name="L3">
        <text:list-item>
          <text:p text:style-name="P9"><text:span text:style-name="T4">Rates :</text:span></text:p>
          <text:list>
            <text:list-header>
              <text:p text:style-name="P9"><text:span text:style-name="T4"><text:s/>It contains all possible currency exchanges.Also getter and setter of respective currency exchange</text:span></text:p>
            </text:list-header>
          </text:list>
        </text:list-item>
      </text:list>
      <text:p text:style-name="P8"><text:span text:style-name="T4"/></text:p>
      <text:p text:style-name="P8"><text:span text:style-name="T4"/></text:p>
      <text:p text:style-name="P11"><text:span text:style-name="T4">Cucumber Report:</text:span></text:p>
      <text:list xml:id="list8689053184105050345" text:style-name="L18">
        <text:list-item>
          <text:list>
            <text:list-item>
              <text:p text:style-name="P10"><text:span text:style-name="T4">Cucumber report is generated under target folder</text:span></text:p>
            </text:list-item>
          </text:list>
        </text:list-item>
      </text:list>
      <text:p text:style-name="P8"><draw:frame draw:style-name="fr2" draw:name="graphics2" text:anchor-type="paragraph" svg:x="0.582cm" svg:y="0.42cm" svg:width="17cm" svg:height="7.747cm" draw:z-index="1"><draw:image xlink:href="Pictures/20000007000072D300004F616880B8D9.svm" xlink:type="simple" xlink:show="embed" xlink:actuate="onLoad"/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tul Nikam</meta:initial-creator>
    <meta:creation-date>2020-10-03T19:59:06.06</meta:creation-date>
    <dc:date>2020-10-03T20:40:58.24</dc:date>
    <dc:creator>Atul Nikam</dc:creator>
    <meta:editing-duration>PT8M58S</meta:editing-duration>
    <meta:editing-cycles>4</meta:editing-cycles>
    <meta:generator>OpenOffice/4.1.6$Win32 OpenOffice.org_project/416m1$Build-9790</meta:generator>
    <meta:document-statistic meta:table-count="0" meta:image-count="2" meta:object-count="0" meta:page-count="2" meta:paragraph-count="39" meta:word-count="227" meta:character-count="1875"/>
  </office:meta>
</office:document-meta>
</file>